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59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ickup</text:p>
          </table:table-cell>
          <table:table-cell table:style-name="ce1" office:value-type="string" calcext:value-type="string">
            <text:p>Dropoff</text:p>
          </table:table-cell>
        </table:table-row>
        <table:table-row table:style-name="ro1">
          <table:table-cell office:value-type="string" calcext:value-type="string">
            <text:p>Arri Alexa Mini 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AM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tabilizer plate for 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rri Dovetail 24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igma High Speed Cine Art Pr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Zeiss Long Z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What lenght?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rri L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With Swing away and Clamp on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O’Connor 2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Standards, Babies, Hi, Lo Hat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All gold or all V-lock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lock Batter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With power cable for Mini LF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Gold &lt;-&gt; Vlock Adap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-cam Handheld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elan Benn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-cam Handheld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Eyepiece extension and leve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ND 0.3, 0.6, 0.9, IRND 1.2, 1.5, 1.8, 2.1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Classic So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CS 0.25, 0.5, 1, 2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HollyWood Black 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HBM 0.25, 0.5, 1, 2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HollyWood Black 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HBM 0.25, 0.5, 1, 2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Di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DIOP .25, .5, 1, 2, 3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Diopter T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Not stage if possible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nti-Reflective T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rri Hi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-cam Hand 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Waiting to hear about B-cam 1st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Micro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mallHD C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Berti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-cam Focus 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Waiting to hear about B-cam 1st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mallHD 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elan Benn</text:p>
          </table:table-cell>
          <table:table-cell office:value-type="string" calcext:value-type="string">
            <text:p>A-cam on board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-cam on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Waiting to hear about B-cam op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Teradek Bolt 4K 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 office:value-type="string" calcext:value-type="string">
            <text:p>2 transmitters, 6 receivers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50’ AC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1’ B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3’ B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6’ BN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25’ B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50’ B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100’ B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AJA Distribution 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Magic Ar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Nano Clam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2-pin to 2-p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D-tap to 2-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D-tap split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3” 15mm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6” 15mm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12” 15mm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18” 15mm 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Monitor C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ither Jesse Clark's or Rental House's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Lens C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ither Jesse Clark's or Rental House's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B-cam Focus 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Waiting to hear about B-cam 1st</text:p>
          </table:table-cell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tandard c-st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Matthews Monitor Stand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 Berti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Sandb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  <table:table-row table:style-name="ro1">
          <table:table-cell office:value-type="string" calcext:value-type="string">
            <text:p>Doub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tal House</text:p>
          </table:table-cell>
          <table:table-cell/>
          <table:table-cell office:value-type="string" calcext:value-type="string">
            <text:p>Pending</text:p>
          </table:table-cell>
          <table:table-cell office:value-type="date" office:date-value="2023-01-19" calcext:value-type="date">
            <text:p>2023-01-19</text:p>
          </table:table-cell>
          <table:table-cell office:value-type="date" office:date-value="2023-02-17" calcext:value-type="date">
            <text:p>2023-02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7:18:13.538000000</meta:creation-date>
    <dc:date>2023-01-10T17:37:07.016000000</dc:date>
    <meta:editing-duration>PT4M3S</meta:editing-duration>
    <meta:editing-cycles>1</meta:editing-cycles>
    <meta:document-statistic meta:table-count="1" meta:cell-count="350" meta:object-count="0"/>
    <meta:generator>LibreOffice/7.0.6.2$Windows_X86_64 LibreOffice_project/144abb84a525d8e30c9dbbefa69cbbf2d8d4ae3b</meta:generator>
  </office:meta>
</office:document-meta>
</file>